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4.223cm" table:align="left"/>
    </style:style>
    <style:style style:name="Tabela1.A" style:family="table-column">
      <style:table-column-properties style:column-width="1.797cm"/>
    </style:style>
    <style:style style:name="Tabela1.B" style:family="table-column">
      <style:table-column-properties style:column-width="2.425cm"/>
    </style:style>
    <style:style style:name="Tabela1.A1" style:family="table-cell">
      <style:table-cell-properties style:vertical-align="middle" fo:padding="0.049cm" fo:border="none"/>
    </style:style>
    <style:style style:name="P1" style:family="paragraph" style:parent-style-name="Preformatted_20_Text">
      <style:paragraph-properties fo:margin-top="0cm" fo:margin-bottom="0.499cm" loext:contextual-spacing="false"/>
    </style:style>
    <style:style style:name="P2" style:family="paragraph" style:parent-style-name="Standard">
      <style:paragraph-properties fo:break-before="page"/>
    </style:style>
    <style:style style:name="T1" style:family="text">
      <style:text-properties fo:color="#0000bb"/>
    </style:style>
    <style:style style:name="T2" style:family="text">
      <style:text-properties fo:color="#007700"/>
    </style:style>
    <style:style style:name="T3" style:family="text">
      <style:text-properties fo:color="#dd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oving from mysql_query to PDO</text:h>
      <text:h text:style-name="Heading_20_2" text:outline-level="2">August 8th, 2014</text:h>
      <text:p text:style-name="Text_20_body">The mysql extension has been marked as deprecated as of php 5.5.0 and will be removed completely in a future version.</text:p>
      <text:p text:style-name="Text_20_body">It is old and not very user friendly.</text:p>
      <text:p text:style-name="Text_20_body">This article will introduce PDO as a replacement.</text:p>
      <text:h text:style-name="Heading_20_2" text:outline-level="2">Connecting to a Database</text:h>
      <text:h text:style-name="Heading_20_3" text:outline-level="3">Connecting with mysql_connect</text:h>
      <text:p text:style-name="Preformatted_20_Text"><text:span text:style-name="Source_20_Text">$link = mysql_connect('localhost', 'user', 'password');</text:span></text:p>
      <text:p text:style-name="P1"><text:span text:style-name="Source_20_Text">mysql_select_db('database', $link);</text:span></text:p>
      <text:p text:style-name="Text_20_body">The <text:a xlink:type="simple" xlink:href="http://us3.php.net/manual/en/function.mysql-connect.php" text:style-name="Internet_20_link" text:visited-style-name="Visited_20_Internet_20_Link">mysql_connect</text:a> function returns a MySQL link identifier if the database connection was successful or FALSE if the connection was not successful. After connecting to the database server the database must be selected before any queries can be run on it. This is done with the <text:a xlink:type="simple" xlink:href="http://us3.php.net/manual/en/function.mysql-select-db.php" text:style-name="Internet_20_link" text:visited-style-name="Visited_20_Internet_20_Link">mysql</text:a><text:a xlink:type="simple" xlink:href="http://us3.php.net/manual/en/function.mysql-select-db.php" text:style-name="Internet_20_link" text:visited-style-name="Visited_20_Internet_20_Link"><text:span text:style-name="Emphasis">select</text:span></text:a><text:a xlink:type="simple" xlink:href="http://us3.php.net/manual/en/function.mysql-select-db.php" text:style-name="Internet_20_link" text:visited-style-name="Visited_20_Internet_20_Link">db</text:a> function.</text:p>
      <text:h text:style-name="Heading_20_3" text:outline-level="3">Connecting with PDO</text:h>
      <text:p text:style-name="P1"><text:span text:style-name="Source_20_Text">$dbh = new PDO('mysql:host=localhost;dbname=database', 'user', 'password');</text:span></text:p>
      <text:p text:style-name="Text_20_body">The <text:a xlink:type="simple" xlink:href="http://us3.php.net/manual/en/pdo.construct.php" text:style-name="Internet_20_link" text:visited-style-name="Visited_20_Internet_20_Link">PDO constructor</text:a> accepts a as the first parameter and the user and password as the second and third parameter.</text:p>
      <text:p text:style-name="Text_20_body">This will create a new PDO instance if successful or throw a <text:a xlink:type="simple" xlink:href="http://us3.php.net/manual/en/class.pdoexception.php" text:style-name="Internet_20_link" text:visited-style-name="Visited_20_Internet_20_Link">PDOException</text:a> if the connection fails. I will go into error handling later on.</text:p>
      <text:h text:style-name="Heading_20_2" text:outline-level="2">Running a Query</text:h>
      <text:p text:style-name="Text_20_body"><text:span text:style-name="Source_20_Text"><text:span text:style-name="T1">&lt;?php<text:line-break/>$result </text:span></text:span><text:span text:style-name="Source_20_Text"><text:span text:style-name="T2">= </text:span></text:span><text:span text:style-name="Source_20_Text"><text:span text:style-name="T1">mysql_query</text:span></text:span><text:span text:style-name="Source_20_Text"><text:span text:style-name="T2">(</text:span></text:span><text:span text:style-name="Source_20_Text"><text:span text:style-name="T3">'SELECT * WHERE 1=1'</text:span></text:span><text:span text:style-name="Source_20_Text"><text:span text:style-name="T2">);<text:line-break/>if (!</text:span></text:span><text:span text:style-name="Source_20_Text"><text:span text:style-name="T1">$result</text:span></text:span><text:span text:style-name="Source_20_Text"><text:span text:style-name="T2">) {<text:line-break/>    die(</text:span></text:span><text:span text:style-name="Source_20_Text"><text:span text:style-name="T3">'Invalid query: ' </text:span></text:span><text:span text:style-name="Source_20_Text"><text:span text:style-name="T2">. </text:span></text:span><text:span text:style-name="Source_20_Text"><text:span text:style-name="T1">mysql_error</text:span></text:span><text:span text:style-name="Source_20_Text"><text:span text:style-name="T2">());<text:line-break/>}</text:span></text:span></text:p>
      <text:h text:style-name="Heading_20_3" text:outline-level="3">Running a query with mysql_query</text:h>
      <text:p text:style-name="P1"><text:span text:style-name="Source_20_Text">$result = mysql_query("SELECT * FROM tablename", $link);</text:span></text:p>
      <text:p text:style-name="Text_20_body">The <text:a xlink:type="simple" xlink:href="http://us3.php.net/manual/en/function.mysql-query.php" text:style-name="Internet_20_link" text:visited-style-name="Visited_20_Internet_20_Link">mysql_query</text:a> function accepts the sql query as a string for the first parameter and the mysql link identifier returned from the mysql_connect function as the second parameter. For a successfully query it returns a resource for a query that would return a result-set such as a SELECT query and TRUE for a INSERT, UPDATE, or DELETE query. It returns FALSE if the query fails.</text:p>
      <text:h text:style-name="Heading_20_3" text:outline-level="3"><text:soft-page-break/>Running a query with PDO</text:h>
      <text:p text:style-name="P1"><text:span text:style-name="Source_20_Text">$sth = $dbh-&gt;query("SELECT * FROM tablename");</text:span></text:p>
      <text:p text:style-name="Text_20_body">The <text:a xlink:type="simple" xlink:href="http://us3.php.net/manual/en/pdo.query.php" text:style-name="Internet_20_link" text:visited-style-name="Visited_20_Internet_20_Link">query</text:a> method on the PDO object accepts the sql query as its only parameter. By default it returns an instance of <text:a xlink:type="simple" xlink:href="http://us3.php.net/manual/en/class.pdostatement.php" text:style-name="Internet_20_link" text:visited-style-name="Visited_20_Internet_20_Link">PDOStatement</text:a> if successful or FALSE if not. This can be changed my modifying the error mode for the connection. This will be explained further in the Handling Errors section.</text:p>
      <text:h text:style-name="Heading_20_2" text:outline-level="2">Fetching Data</text:h>
      <text:h text:style-name="Heading_20_3" text:outline-level="3">Fetching a single row with mysql<text:span text:style-name="Emphasis">fetch</text:span>assoc</text:h>
      <text:p text:style-name="Preformatted_20_Text"><text:span text:style-name="Source_20_Text">$users = array();</text:span></text:p>
      <text:p text:style-name="Preformatted_20_Text"><text:span text:style-name="Source_20_Text">$result = mysql_query("SELECT * FROM users WHERE id = 1", $link);</text:span></text:p>
      <text:p text:style-name="P1"><text:span text:style-name="Source_20_Text">$user = mysql_fetch_assoc($result)</text:span></text:p>
      <text:p text:style-name="Text_20_body">To get the data from a query you can use the mysql<text:span text:style-name="Emphasis">fetch</text:span>* functions. To return the data as an associative array use the <text:a xlink:type="simple" xlink:href="http://us3.php.net/manual/en/function.mysql-fetch-assoc.php" text:style-name="Internet_20_link" text:visited-style-name="Visited_20_Internet_20_Link">mysql</text:a><text:a xlink:type="simple" xlink:href="http://us3.php.net/manual/en/function.mysql-fetch-assoc.php" text:style-name="Internet_20_link" text:visited-style-name="Visited_20_Internet_20_Link"><text:span text:style-name="Emphasis">fetch</text:span></text:a><text:a xlink:type="simple" xlink:href="http://us3.php.net/manual/en/function.mysql-fetch-assoc.php" text:style-name="Internet_20_link" text:visited-style-name="Visited_20_Internet_20_Link">assoc</text:a> function. To return the data as a numeric indexed array use the <text:a xlink:type="simple" xlink:href="http://us3.php.net/manual/en/function.mysql-fetch-row.php" text:style-name="Internet_20_link" text:visited-style-name="Visited_20_Internet_20_Link">mysql</text:a><text:a xlink:type="simple" xlink:href="http://us3.php.net/manual/en/function.mysql-fetch-row.php" text:style-name="Internet_20_link" text:visited-style-name="Visited_20_Internet_20_Link"><text:span text:style-name="Emphasis">fetch</text:span></text:a><text:a xlink:type="simple" xlink:href="http://us3.php.net/manual/en/function.mysql-fetch-row.php" text:style-name="Internet_20_link" text:visited-style-name="Visited_20_Internet_20_Link">row</text:a> function. To return the data as an object use the <text:a xlink:type="simple" xlink:href="http://us3.php.net/manual/en/function.mysql-fetch-object.php" text:style-name="Internet_20_link" text:visited-style-name="Visited_20_Internet_20_Link">mysql</text:a><text:a xlink:type="simple" xlink:href="http://us3.php.net/manual/en/function.mysql-fetch-object.php" text:style-name="Internet_20_link" text:visited-style-name="Visited_20_Internet_20_Link"><text:span text:style-name="Emphasis">fetch</text:span></text:a><text:a xlink:type="simple" xlink:href="http://us3.php.net/manual/en/function.mysql-fetch-object.php" text:style-name="Internet_20_link" text:visited-style-name="Visited_20_Internet_20_Link">object</text:a> function. It will return the next row in the result-set or FALSE of there are no more rows.</text:p>
      <text:h text:style-name="Heading_20_3" text:outline-level="3">Fetching a single row with PDO</text:h>
      <text:p text:style-name="Preformatted_20_Text"><text:span text:style-name="Source_20_Text">$sth = $dbh-&gt;query("SELECT * FROM users WHERE id = 1");</text:span></text:p>
      <text:p text:style-name="P1"><text:span text:style-name="Source_20_Text">$user = $sth-&gt;fetch(PDO::FETCH_ASSOC);</text:span></text:p>
      <text:p text:style-name="Text_20_body">You can use the <text:a xlink:type="simple" xlink:href="http://us3.php.net/manual/en/pdostatement.fetch.php" text:style-name="Internet_20_link" text:visited-style-name="Visited_20_Internet_20_Link">fetch</text:a> method on the <text:a xlink:type="simple" xlink:href="http://us3.php.net/manual/en/class.pdostatement.php" text:style-name="Internet_20_link" text:visited-style-name="Visited_20_Internet_20_Link">PDOStatement</text:a> object returned from the <text:a xlink:type="simple" xlink:href="http://us3.php.net/manual/en/pdo.query.php" text:style-name="Internet_20_link" text:visited-style-name="Visited_20_Internet_20_Link">PDO::query</text:a> method. It accepts the fetch style as the first parameter. To return data as an associative array pass the PDO::FETCH<text:span text:style-name="Emphasis">ASSOC constant. To return data as a numeric indexed array pass the PDO::FETCH</text:span>NUM constant. To return data as an object pass the PDO::FETCH_OBJ constant.</text:p>
      <text:h text:style-name="Heading_20_3" text:outline-level="3">Fetching all rows with mysql<text:span text:style-name="Emphasis">fetch</text:span>assoc</text:h>
      <text:p text:style-name="Preformatted_20_Text"><text:span text:style-name="Source_20_Text">$users = array();</text:span></text:p>
      <text:p text:style-name="Preformatted_20_Text"><text:span text:style-name="Source_20_Text">$result = mysql_query("SELECT * FROM users", $link);</text:span></text:p>
      <text:p text:style-name="Preformatted_20_Text"><text:span text:style-name="Source_20_Text">while ($row = mysql_fetch_assoc($result)) {</text:span></text:p>
      <text:p text:style-name="Preformatted_20_Text"><text:span text:style-name="Source_20_Text"><text:s text:c="4"/>$users[] = $row;</text:span></text:p>
      <text:p text:style-name="P1"><text:span text:style-name="Source_20_Text">}</text:span></text:p>
      <text:p text:style-name="Text_20_body">To fetch all of the rows from a result-set you will need to loop through calling mysql<text:span text:style-name="Emphasis">fetch</text:span>* until it returns false. This will result in an multi-dimensional associative array with all the records in the users table.</text:p>
      <text:h text:style-name="Heading_20_3" text:outline-level="3">Fetching all rows with PDO::fetchAll</text:h>
      <text:p text:style-name="Preformatted_20_Text"><text:span text:style-name="Source_20_Text">$sth = $dbh-&gt;query("SELECT * FROM users");</text:span></text:p>
      <text:p text:style-name="P1"><text:span text:style-name="Source_20_Text">$users = $sth-&gt;fetchAll(PDO::FETCH_ASSOC);</text:span></text:p>
      <text:p text:style-name="Text_20_body">There is no need to loop to pull an entire result-set with PDO. Just use the <text:a xlink:type="simple" xlink:href="http://us3.php.net/manual/en/pdostatement.fetchall.php" text:style-name="Internet_20_link" text:visited-style-name="Visited_20_Internet_20_Link">PDOStatement::fetchAll</text:a> method passing the result style you want.</text:p>
      <text:h text:style-name="Heading_20_3" text:outline-level="3"><text:soft-page-break/>Getting the row id of the inserted record with mysql<text:span text:style-name="Emphasis">insert</text:span>id</text:h>
      <text:p text:style-name="Preformatted_20_Text"><text:span text:style-name="Source_20_Text">mysql_query("INSERT INTO users (first_name, last_name, email_address) VALUES ('John', 'Doe', 'email@example.com')", $link);</text:span></text:p>
      <text:p text:style-name="P1"><text:span text:style-name="Source_20_Text">$id = mysql_insert_id($link);</text:span></text:p>
      <text:p text:style-name="Text_20_body">After performing an insert query call <text:a xlink:type="simple" xlink:href="http://us3.php.net/manual/en/function.mysql-insert-id.php" text:style-name="Internet_20_link" text:visited-style-name="Visited_20_Internet_20_Link">mysql</text:a><text:a xlink:type="simple" xlink:href="http://us3.php.net/manual/en/function.mysql-insert-id.php" text:style-name="Internet_20_link" text:visited-style-name="Visited_20_Internet_20_Link"><text:span text:style-name="Emphasis">insert</text:span></text:a><text:a xlink:type="simple" xlink:href="http://us3.php.net/manual/en/function.mysql-insert-id.php" text:style-name="Internet_20_link" text:visited-style-name="Visited_20_Internet_20_Link">id</text:a> to get the row id of the last inserted record.</text:p>
      <text:h text:style-name="Heading_20_3" text:outline-level="3">Getting the row id of the inserted record with PDO::lastInsertId</text:h>
      <text:p text:style-name="Preformatted_20_Text"><text:span text:style-name="Source_20_Text">$dbh-&gt;query("INSERT INTO users (first_name, last_name, email_address) VALUES ('John', 'Doe', 'email@example.com')", $link);</text:span></text:p>
      <text:p text:style-name="P1"><text:span text:style-name="Source_20_Text">$id = $dbh-&gt;lastInsertId();</text:span></text:p>
      <text:p text:style-name="Text_20_body">After performing an insert query call the <text:a xlink:type="simple" xlink:href="http://us3.php.net/manual/en/pdo.lastinsertid.php" text:style-name="Internet_20_link" text:visited-style-name="Visited_20_Internet_20_Link">PDO::lastInsertId</text:a> method to get the row id of the last inserted record.</text:p>
      <text:h text:style-name="Heading_20_2" text:outline-level="2">Other Fetching Methods</text:h>
      <text:p text:style-name="Text_20_body">One feature in PDO that isn't available in the mysql extension is a couple more advanced fetching methods.</text:p>
      <text:p text:style-name="Text_20_body">I've already shown you the <text:a xlink:type="simple" xlink:href="http://php.net/manual/en/pdostatement.fetch.php" text:style-name="Internet_20_link" text:visited-style-name="Visited_20_Internet_20_Link">PDOStatement::fetch</text:a> method to fetch a single row and the <text:a xlink:type="simple" xlink:href="http://php.net/manual/en/pdostatement.fetchall.php" text:style-name="Internet_20_link" text:visited-style-name="Visited_20_Internet_20_Link">PDOStatement ::fetchAll</text:a> method to fetch all rows.</text:p>
      <text:h text:style-name="Heading_20_3" text:outline-level="3">Fetching a single column from a single record</text:h>
      <text:p text:style-name="Text_20_body">Say you want to pull the user id of a user with a given email address. You do not need any of the other user data, just the id.</text:p>
      <text:p text:style-name="Text_20_body">With the mysql extension you would end up with an array with one key an value.</text:p>
      <text:p text:style-name="Preformatted_20_Text"><text:span text:style-name="Source_20_Text">$result = mysql_query("SELECT id FROM users WHERE email = 'bob@example.com'", $link);</text:span></text:p>
      <text:p text:style-name="Preformatted_20_Text"><text:span text:style-name="Source_20_Text">$row = mysql_fetch_assoc($result);</text:span></text:p>
      <text:p text:style-name="Preformatted_20_Text"><text:span text:style-name="Source_20_Text">if ($row) {</text:span></text:p>
      <text:p text:style-name="Preformatted_20_Text"><text:span text:style-name="Source_20_Text"><text:s text:c="4"/>$id = $row['id'];</text:span></text:p>
      <text:p text:style-name="Preformatted_20_Text"><text:span text:style-name="Source_20_Text">} else {</text:span></text:p>
      <text:p text:style-name="Preformatted_20_Text"><text:span text:style-name="Source_20_Text"><text:s text:c="4"/>$id = false;</text:span></text:p>
      <text:p text:style-name="P1"><text:span text:style-name="Source_20_Text">}</text:span></text:p>
      <text:p text:style-name="Text_20_body">With PDO you can fetch the id as a scalar value</text:p>
      <text:p text:style-name="Preformatted_20_Text"><text:span text:style-name="Source_20_Text">$sth = $dbh-&gt;query("SELECT id FROM users WHERE email = 'bob@example.com'");</text:span></text:p>
      <text:p text:style-name="P1"><text:span text:style-name="Source_20_Text">$id = $sth-&gt;fetchColumn();</text:span></text:p>
      <text:h text:style-name="Heading_20_3" text:outline-level="3">Fetching an array of scalar values</text:h>
      <text:p text:style-name="Text_20_body">Now say you wanted an array of user ids for all active users.</text:p>
      <text:p text:style-name="Preformatted_20_Text"><text:span text:style-name="Source_20_Text">$users = array();</text:span></text:p>
      <text:p text:style-name="Preformatted_20_Text"><text:span text:style-name="Source_20_Text">$result = mysql_query("SELECT id FROM users WHERE active = 1", $link);</text:span></text:p>
      <text:p text:style-name="Preformatted_20_Text"><text:span text:style-name="Source_20_Text">while ($row = mysql_fetch_assoc($result)) {</text:span></text:p>
      <text:p text:style-name="Preformatted_20_Text"><text:span text:style-name="Source_20_Text"><text:s text:c="4"/>$users[] = $row['id'];</text:span></text:p>
      <text:p text:style-name="P1"><text:span text:style-name="Source_20_Text">}</text:span></text:p>
      <text:p text:style-name="Preformatted_20_Text"><text:span text:style-name="Source_20_Text">$sth = $dbh-&gt;query("SELECT id FROM users WHERE active = 1");</text:span></text:p>
      <text:p text:style-name="P1"><text:span text:style-name="Source_20_Text">$users = $sth-&gt;fetchAll(PDO::FETCH_COLUMN);</text:span></text:p>
      <text:h text:style-name="Heading_20_3" text:outline-level="3"><text:soft-page-break/>Fetching key value pairs</text:h>
      <text:p text:style-name="Text_20_body">Now say you wanted an array of users with the user id as the keys and the user's name as the values.</text:p>
      <text:p text:style-name="Preformatted_20_Text"><text:span text:style-name="Source_20_Text">$users = array();</text:span></text:p>
      <text:p text:style-name="Preformatted_20_Text"><text:span text:style-name="Source_20_Text">$result = mysql_query("SELECT id, name FROM users", $link);</text:span></text:p>
      <text:p text:style-name="Preformatted_20_Text"><text:span text:style-name="Source_20_Text">while ($row = mysql_fetch_assoc($result)) {</text:span></text:p>
      <text:p text:style-name="Preformatted_20_Text"><text:span text:style-name="Source_20_Text"><text:s text:c="4"/>$users[$row['id']] = $row['name'];</text:span></text:p>
      <text:p text:style-name="P1"><text:span text:style-name="Source_20_Text">}</text:span></text:p>
      <text:p text:style-name="Preformatted_20_Text"><text:span text:style-name="Source_20_Text">$sth = $dbh-&gt;query("SELECT id, name FROM users");</text:span></text:p>
      <text:p text:style-name="P1"><text:span text:style-name="Source_20_Text">$users = $sth-&gt;fetchAll(PDO::FETCH_KEY_PAIR);</text:span></text:p>
      <text:h text:style-name="Heading_20_3" text:outline-level="3">Fetching into a specific class</text:h>
      <text:p text:style-name="Text_20_body">Many times you want to populate a class with result from a query.</text:p>
      <text:p text:style-name="Text_20_body">This is easy with PDO.</text:p>
      <text:p text:style-name="Preformatted_20_Text"><text:span text:style-name="Source_20_Text">class User</text:span></text:p>
      <text:p text:style-name="Preformatted_20_Text"><text:span text:style-name="Source_20_Text">{</text:span></text:p>
      <text:p text:style-name="Preformatted_20_Text"><text:span text:style-name="Source_20_Text"><text:s text:c="4"/>public $id;</text:span></text:p>
      <text:p text:style-name="Preformatted_20_Text"><text:span text:style-name="Source_20_Text"><text:s text:c="4"/>public $name;</text:span></text:p>
      <text:p text:style-name="Preformatted_20_Text"><text:span text:style-name="Source_20_Text"><text:s text:c="4"/>public $email;</text:span></text:p>
      <text:p text:style-name="Preformatted_20_Text"><text:span text:style-name="Source_20_Text">}</text:span></text:p>
      <text:p text:style-name="Preformatted_20_Text"/>
      <text:p text:style-name="Preformatted_20_Text"><text:span text:style-name="Source_20_Text">$sth = $dbh-&gt;query("SELECT id, name, email FROM users WHERE id = 1");</text:span></text:p>
      <text:p text:style-name="P1"><text:span text:style-name="Source_20_Text">$users = $sth-&gt;fetch(PDO::FETCH_CLASS, 'user');</text:span></text:p>
      <text:p text:style-name="Text_20_body">This isn't that exciting with an example as simple as this but the User class can have other methods in it or validation with the __set() magic method. You can also pass it to methods with type hinting to ensure you are getting the correct data.</text:p>
      <text:h text:style-name="Heading_20_2" text:outline-level="2">Handling Errors</text:h>
      <text:p text:style-name="Text_20_body">How you handle errors is an important part of developing an application. It cannot be assumed that the database will always be up and every query will succeed.</text:p>
      <text:p text:style-name="Text_20_body">Without checking if a given query was successful the code will continue running assuming that was query was successful. This can lead to further problems with the application. For example if you have a user registration form that inserts the user into the database then sends out an activation email it makes no sense to send the email unless the account was created successfully.</text:p>
      <text:p text:style-name="Text_20_body">A lot of example code in the wild will use the <text:a xlink:type="simple" xlink:href="http://us3.php.net/manual/en/function.die.php" text:style-name="Internet_20_link" text:visited-style-name="Visited_20_Internet_20_Link">die</text:a> function to exit the script when a mysql<text:span text:style-name="Emphasis">* function fails printing the database error using the [mysql</text:span>error](<text:a xlink:type="simple" xlink:href="http://us2.php.net/manual/en/function.mysql-error.php" text:style-name="Internet_20_link" text:visited-style-name="Visited_20_Internet_20_Link">http://us2.php.net/manual/en/function.mysql-error.php</text:a>) function. This is generally not the best way to handle errors. Printing the errors to the screen can expose information to the user than can compromise security.</text:p>
      <text:p text:style-name="Text_20_body">A better idea would be to log any errors that occur and show the user a human readable error message saying something went wrong either by redirecting them to an error page or showing the message on the current page.</text:p>
      <text:p text:style-name="Text_20_body">For the following examples I'm going to assume that you have defined a function names handle_error that accepts an error message and error code.</text:p>
      <text:p text:style-name="Preformatted_20_Text"><text:soft-page-break/><text:span text:style-name="Source_20_Text">/**</text:span></text:p>
      <text:p text:style-name="Preformatted_20_Text"><text:span text:style-name="Source_20_Text"><text:s/>*</text:span></text:p>
      <text:p text:style-name="Preformatted_20_Text"><text:span text:style-name="Source_20_Text"><text:s/>* Logs error</text:span></text:p>
      <text:p text:style-name="Preformatted_20_Text"><text:span text:style-name="Source_20_Text"><text:s/>*</text:span></text:p>
      <text:p text:style-name="Preformatted_20_Text"><text:span text:style-name="Source_20_Text"><text:s/>* @param string $message Human friendly error message</text:span></text:p>
      <text:p text:style-name="Preformatted_20_Text"><text:span text:style-name="Source_20_Text"><text:s/>* @param string $error Error message returned from function or method that failed</text:span></text:p>
      <text:p text:style-name="Preformatted_20_Text"><text:span text:style-name="Source_20_Text"><text:s/>* @param int $code Error code from failed function or method</text:span></text:p>
      <text:p text:style-name="Preformatted_20_Text"><text:span text:style-name="Source_20_Text"><text:s/>* @param mixed $extra Any extra data you want to log.</text:span></text:p>
      <text:p text:style-name="Preformatted_20_Text"><text:span text:style-name="Source_20_Text"><text:s/>*</text:span></text:p>
      <text:p text:style-name="Preformatted_20_Text"><text:span text:style-name="Source_20_Text"><text:s/>* @return void</text:span></text:p>
      <text:p text:style-name="Preformatted_20_Text"><text:span text:style-name="Source_20_Text"><text:s/>*/</text:span></text:p>
      <text:p text:style-name="Preformatted_20_Text"><text:span text:style-name="Source_20_Text">function log_error($message, $error = null, $code = null, $extra = null){</text:span></text:p>
      <text:p text:style-name="Preformatted_20_Text"><text:span text:style-name="Source_20_Text"><text:s text:c="4"/>// This would log the error to an error log</text:span></text:p>
      <text:p text:style-name="Preformatted_20_Text"><text:span text:style-name="Source_20_Text"><text:s text:c="4"/>// You could use an existing logging library or use a simple fwrite.</text:span></text:p>
      <text:p text:style-name="Preformatted_20_Text"><text:span text:style-name="Source_20_Text"><text:s text:c="4"/>// For a good logging library I recommend monolog https://github.com/Seldaek/monolog</text:span></text:p>
      <text:p text:style-name="P1"><text:span text:style-name="Source_20_Text">}</text:span></text:p>
      <text:h text:style-name="Heading_20_3" text:outline-level="3">Handling errors with mysql<text:span text:style-name="Emphasis">connect and mysql</text:span>query</text:h>
      <text:p text:style-name="Text_20_body">In general the mysql_* functions return FALSE when they fail. After calling one of them you need to check the result to see if it was successful.</text:p>
      <text:p text:style-name="Text_20_body">The function <text:a xlink:type="simple" xlink:href="http://us2.php.net/manual/en/function.mysql-error.php" text:style-name="Internet_20_link" text:visited-style-name="Visited_20_Internet_20_Link">mysql_error</text:a> will return a text error message of the last error that occurred and <text:a xlink:type="simple" xlink:href="http://us2.php.net/manual/en/function.mysql-errno.php" text:style-name="Internet_20_link" text:visited-style-name="Visited_20_Internet_20_Link">mysql_errno</text:a> will return a numeric error code.</text:p>
      <text:p text:style-name="Preformatted_20_Text"><text:span text:style-name="Source_20_Text">$link = mysql_connect('localhost', 'user', 'password');</text:span></text:p>
      <text:p text:style-name="Preformatted_20_Text"><text:span text:style-name="Source_20_Text">if ($link === false) {</text:span></text:p>
      <text:p text:style-name="Preformatted_20_Text"><text:span text:style-name="Source_20_Text"><text:s text:c="4"/>log_error("Failed to connect to database", mysql_error(), mysql_errno());</text:span></text:p>
      <text:p text:style-name="Preformatted_20_Text"><text:span text:style-name="Source_20_Text"><text:s text:c="4"/>// This would store the human readable message for the next request</text:span></text:p>
      <text:p text:style-name="Preformatted_20_Text"><text:span text:style-name="Source_20_Text"><text:s text:c="4"/>flash_message("There was a problem connecting to the database. Please try again later.");</text:span></text:p>
      <text:p text:style-name="Preformatted_20_Text"><text:span text:style-name="Source_20_Text"><text:s text:c="4"/>// This could redirect to a separate error page or just to itself</text:span></text:p>
      <text:p text:style-name="Preformatted_20_Text"><text:span text:style-name="Source_20_Text"><text:s text:c="4"/>header('location: error.php');</text:span></text:p>
      <text:p text:style-name="Preformatted_20_Text"><text:span text:style-name="Source_20_Text"><text:s text:c="4"/>exit;</text:span></text:p>
      <text:p text:style-name="Preformatted_20_Text"><text:span text:style-name="Source_20_Text">}</text:span></text:p>
      <text:p text:style-name="Preformatted_20_Text"><text:span text:style-name="Source_20_Text">if (mysql_select_db('database', $link) === false) {</text:span></text:p>
      <text:p text:style-name="Preformatted_20_Text"><text:span text:style-name="Source_20_Text"><text:s text:c="4"/>log_error("Failed to select database", mysql_error(), mysql_errno());</text:span></text:p>
      <text:p text:style-name="Preformatted_20_Text"><text:span text:style-name="Source_20_Text"><text:s text:c="4"/>// This would store the human readable message for the next request</text:span></text:p>
      <text:p text:style-name="Preformatted_20_Text"><text:span text:style-name="Source_20_Text"><text:s text:c="4"/>flash_message("There was a problem connecting to the database. Please try again later.");</text:span></text:p>
      <text:p text:style-name="Preformatted_20_Text"><text:span text:style-name="Source_20_Text"><text:s text:c="4"/>// This could redirect to a separate error page or just to itself</text:span></text:p>
      <text:p text:style-name="Preformatted_20_Text"><text:span text:style-name="Source_20_Text"><text:s text:c="4"/>header('location: error.php');</text:span></text:p>
      <text:p text:style-name="Preformatted_20_Text"><text:span text:style-name="Source_20_Text"><text:s text:c="4"/>exit;</text:span></text:p>
      <text:p text:style-name="P1"><text:span text:style-name="Source_20_Text">}</text:span></text:p>
      <text:p text:style-name="Text_20_body">You can handle errors with queries much the same way.</text:p>
      <text:p text:style-name="Preformatted_20_Text"><text:span text:style-name="Source_20_Text">$result = mysql_query("INSERT INTO users (first_name, last_name, email_address) VALUES ('John', 'Doe', 'email@example.com')", $link);</text:span></text:p>
      <text:p text:style-name="Preformatted_20_Text"><text:span text:style-name="Source_20_Text">if ($result === false) {</text:span></text:p>
      <text:p text:style-name="Preformatted_20_Text"><text:span text:style-name="Source_20_Text"><text:s text:c="4"/>log_error("Failed to insert user", mysql_error(), mysql_errno());</text:span></text:p>
      <text:p text:style-name="Preformatted_20_Text"><text:span text:style-name="Source_20_Text"><text:s text:c="4"/>// This would store the human readable message for the next request</text:span></text:p>
      <text:p text:style-name="Preformatted_20_Text"><text:span text:style-name="Source_20_Text"><text:s text:c="4"/>flash_message("There was a problem creating your account. Please try again later.");</text:span></text:p>
      <text:p text:style-name="Preformatted_20_Text"><text:span text:style-name="Source_20_Text"><text:s text:c="4"/>// This could redirect to a separate error page or just to itself</text:span></text:p>
      <text:p text:style-name="Preformatted_20_Text"><text:span text:style-name="Source_20_Text"><text:s text:c="4"/>header('location: error.php');</text:span></text:p>
      <text:p text:style-name="Preformatted_20_Text"><text:span text:style-name="Source_20_Text"><text:s text:c="4"/>exit;</text:span></text:p>
      <text:p text:style-name="P1"><text:span text:style-name="Source_20_Text">}</text:span></text:p>
      <text:h text:style-name="Heading_20_3" text:outline-level="3"><text:soft-page-break/>Handling errors with PDO</text:h>
      <text:p text:style-name="Text_20_body">PDO has multiple ways of <text:a xlink:type="simple" xlink:href="http://us3.php.net/manual/en/pdo.error-handling.php" text:style-name="Internet_20_link" text:visited-style-name="Visited_20_Internet_20_Link">handling errors</text:a>.</text:p>
      <text:p text:style-name="Text_20_body">There are three error modes for PDO.</text:p>
      <text:p text:style-name="Text_20_body">The first is PDO::ERRMODE<text:span text:style-name="Emphasis">SILENT. This acts much like the mysql</text:span>* functions in that after calling a PDO method you need to check <text:a xlink:type="simple" xlink:href="http://us3.php.net/manual/en/pdo.errorcode.php" text:style-name="Internet_20_link" text:visited-style-name="Visited_20_Internet_20_Link">PDO::errorCode</text:a> or <text:a xlink:type="simple" xlink:href="http://us3.php.net/manual/en/pdo.errorinfo.php" text:style-name="Internet_20_link" text:visited-style-name="Visited_20_Internet_20_Link">PDO::errorInfo</text:a> to see if it was successful.</text:p>
      <text:p text:style-name="Text_20_body">The second error mode is PDO::ERRMODE<text:span text:style-name="Emphasis">WARNING. This is much the same except an E</text:span>WARNING message is also thrown.</text:p>
      <text:p text:style-name="Text_20_body">The final error mode is PDO::ERRMODE_EXCEPTION. This one throws a <text:a xlink:type="simple" xlink:href="http://us3.php.net/manual/en/class.pdoexception.php" text:style-name="Internet_20_link" text:visited-style-name="Visited_20_Internet_20_Link">PDOException</text:a> when an error occurs. This is the method I recommend and will be using it for further examples.</text:p>
      <text:p text:style-name="Preformatted_20_Text"><text:span text:style-name="Source_20_Text">// You can set the error mode using the fourth options parameter on the constructor</text:span></text:p>
      <text:p text:style-name="Preformatted_20_Text"><text:span text:style-name="Source_20_Text">$dbh = new PDO($dsn, $user, $password, array(PDO::ATTR_ERRMODE =&gt; PDO::ERRMODE_EXCEPTION));</text:span></text:p>
      <text:p text:style-name="Preformatted_20_Text"/>
      <text:p text:style-name="Preformatted_20_Text"><text:span text:style-name="Source_20_Text">// or you can use the setAttribute method to set the error mode on an existing connection</text:span></text:p>
      <text:p text:style-name="P1"><text:span text:style-name="Source_20_Text">$dbh-&gt;setAttribute(PDO::ATTR_ERRMODE, PDO::ERRMODE_EXCEPTION);</text:span></text:p>
      <text:p text:style-name="Preformatted_20_Text"><text:span text:style-name="Source_20_Text">try {</text:span></text:p>
      <text:p text:style-name="Preformatted_20_Text"><text:span text:style-name="Source_20_Text"><text:s text:c="4"/>$dbh = new PDO($dsn, $user, $password, array(PDO::ATTR_ERRMODE =&gt; PDO::ERRMODE_EXCEPTION));</text:span></text:p>
      <text:p text:style-name="Preformatted_20_Text"><text:span text:style-name="Source_20_Text">} catch (PDOException $e) {</text:span></text:p>
      <text:p text:style-name="Preformatted_20_Text"><text:span text:style-name="Source_20_Text"><text:s text:c="4"/>log_error("Failed to connect to database", $e-&gt;getMessage(), $e-&gt;getCode(), array('exception' =&gt; $e));</text:span></text:p>
      <text:p text:style-name="P1"><text:span text:style-name="Source_20_Text">}</text:span></text:p>
      <text:p text:style-name="Preformatted_20_Text"><text:span text:style-name="Source_20_Text">try {</text:span></text:p>
      <text:p text:style-name="Preformatted_20_Text"><text:span text:style-name="Source_20_Text"><text:s text:c="4"/>$dbh-&gt;query("INVALID SQL");</text:span></text:p>
      <text:p text:style-name="Preformatted_20_Text"><text:span text:style-name="Source_20_Text">} catch (PDOException $e) {</text:span></text:p>
      <text:p text:style-name="Preformatted_20_Text"><text:span text:style-name="Source_20_Text"><text:s text:c="4"/>log_error("Failed to run query", $e-&gt;getMessage(), $e-&gt;getCode(), array('exception' =&gt; $e));</text:span></text:p>
      <text:p text:style-name="P1"><text:span text:style-name="Source_20_Text">}</text:span></text:p>
      <text:h text:style-name="Heading_20_2" text:outline-level="2">Escaping Data</text:h>
      <text:p text:style-name="Text_20_body">Whenever you execute a query that contains any data other than string literals you need to guard yourself against <text:a xlink:type="simple" xlink:href="http://en.wikipedia.org/wiki/SQL_injection" text:style-name="Internet_20_link" text:visited-style-name="Visited_20_Internet_20_Link">SQL Injection</text:a>.</text:p>
      <text:p text:style-name="Text_20_body">All data should be escaped whether it comes from a posted form, another database query, read from a file, or returned from a web service. Anything that is not a hard-coded string that you typed yourself cannot be trusted and needs to be escaped.</text:p>
      <text:h text:style-name="Heading_20_3" text:outline-level="3">Escaping data with the mysql extension</text:h>
      <text:p text:style-name="Text_20_body">Escaping data with the mysql extension is done with the <text:a xlink:type="simple" xlink:href="http://php.net/manual/en/function.mysql-real-escape-string.php" text:style-name="Internet_20_link" text:visited-style-name="Visited_20_Internet_20_Link">mysql</text:a><text:a xlink:type="simple" xlink:href="http://php.net/manual/en/function.mysql-real-escape-string.php" text:style-name="Internet_20_link" text:visited-style-name="Visited_20_Internet_20_Link"><text:span text:style-name="Emphasis">real</text:span></text:a><text:a xlink:type="simple" xlink:href="http://php.net/manual/en/function.mysql-real-escape-string.php" text:style-name="Internet_20_link" text:visited-style-name="Visited_20_Internet_20_Link">escape_string</text:a> function.</text:p>
      <text:p text:style-name="Preformatted_20_Text"><text:span text:style-name="Source_20_Text">$query = sprintf("SELECT * FROM users WHERE username='%s' AND password='%s'",</text:span></text:p>
      <text:p text:style-name="Preformatted_20_Text"><text:span text:style-name="Source_20_Text"><text:s text:c="4"/>mysql_real_escape_string($name, $link),</text:span></text:p>
      <text:p text:style-name="Preformatted_20_Text"><text:span text:style-name="Source_20_Text"><text:s text:c="4"/>mysql_real_escape_string($password, $link)</text:span></text:p>
      <text:p text:style-name="Preformatted_20_Text"><text:span text:style-name="Source_20_Text">);</text:span></text:p>
      <text:p text:style-name="Preformatted_20_Text"><text:span text:style-name="Source_20_Text">$result = mysql_query($query, $link);</text:span></text:p>
      <text:p text:style-name="Preformatted_20_Text"><text:span text:style-name="Source_20_Text">if ($result === false) {</text:span></text:p>
      <text:p text:style-name="Preformatted_20_Text"><text:span text:style-name="Source_20_Text"><text:s text:c="4"/>log_error("Failed to select user", mysql_error(), mysql_errno());</text:span></text:p>
      <text:p text:style-name="Preformatted_20_Text"><text:soft-page-break/><text:span text:style-name="Source_20_Text"><text:s text:c="4"/>$user = false;</text:span></text:p>
      <text:p text:style-name="Preformatted_20_Text"><text:span text:style-name="Source_20_Text">} else {</text:span></text:p>
      <text:p text:style-name="Preformatted_20_Text"><text:span text:style-name="Source_20_Text"><text:s text:c="4"/>$user = mysql_fetch_assoc($result)</text:span></text:p>
      <text:p text:style-name="P1"><text:span text:style-name="Source_20_Text">}</text:span></text:p>
      <text:h text:style-name="Heading_20_3" text:outline-level="3">Escaping data with PDO</text:h>
      <text:p text:style-name="Text_20_body">PDO has a similar method of escaping data <text:a xlink:type="simple" xlink:href="http://php.net/manual/en/pdo.quote.php" text:style-name="Internet_20_link" text:visited-style-name="Visited_20_Internet_20_Link">PDO::quote</text:a>. However this isn't the best way of handling passing data to queries with PDO.</text:p>
      <text:h text:style-name="Heading_20_2" text:outline-level="2">Prepared Statements</text:h>
      <text:p text:style-name="Text_20_body">Up until now I haven't covered anything that would provide a real advantage to switching to PDO. Sure some of the syntax is a little shorter and easier to work with but are just differences in syntax for the same features.</text:p>
      <text:p text:style-name="Text_20_body">Now I'll get to features that you just cannot do with the plain mysql extension.</text:p>
      <text:p text:style-name="Text_20_body">Prepared statements work a little differently than just replacing placeholders with escaped strings like you would do with the <text:a xlink:type="simple" xlink:href="http://php.net/manual/en/function.mysql-real-escape-string.php" text:style-name="Internet_20_link" text:visited-style-name="Visited_20_Internet_20_Link">mysql</text:a><text:a xlink:type="simple" xlink:href="http://php.net/manual/en/function.mysql-real-escape-string.php" text:style-name="Internet_20_link" text:visited-style-name="Visited_20_Internet_20_Link"><text:span text:style-name="Emphasis">real</text:span></text:a><text:a xlink:type="simple" xlink:href="http://php.net/manual/en/function.mysql-real-escape-string.php" text:style-name="Internet_20_link" text:visited-style-name="Visited_20_Internet_20_Link">escape_string</text:a> function or the <text:a xlink:type="simple" xlink:href="http://php.net/manual/en/pdo.quote.php" text:style-name="Internet_20_link" text:visited-style-name="Visited_20_Internet_20_Link">PDO::quote</text:a> method.</text:p>
      <text:p text:style-name="Text_20_body">With a prepared statement the query is actually sent to the database with the placeholders. This query is compiled and a statement is returned. You then send the data over separately and the database does handles all the escaping and replacing for you. This makes them much safer and less error prone than escaping the data yourself.</text:p>
      <text:p text:style-name="Text_20_body">With PDO there are two ways of providing parameters for a prepared statement.</text:p>
      <text:p text:style-name="Preformatted_20_Text"><text:span text:style-name="Source_20_Text">try {</text:span></text:p>
      <text:p text:style-name="Preformatted_20_Text"><text:span text:style-name="Source_20_Text"><text:s text:c="4"/>$sth = $dbh-&gt;prepare("SELECT * FROM users WHERE username = ? AND password = ?");</text:span></text:p>
      <text:p text:style-name="Preformatted_20_Text"><text:span text:style-name="Source_20_Text"><text:s text:c="4"/>$sth-&gt;execute(array($username, $password));</text:span></text:p>
      <text:p text:style-name="Preformatted_20_Text"><text:span text:style-name="Source_20_Text"><text:s text:c="4"/>$user = $sth-&gt;fetch(PDO::FETCH_ASSOC);</text:span></text:p>
      <text:p text:style-name="Preformatted_20_Text"><text:span text:style-name="Source_20_Text">} catch (PDOException $e) {</text:span></text:p>
      <text:p text:style-name="Preformatted_20_Text"><text:span text:style-name="Source_20_Text"><text:s text:c="4"/>log_error("Failed to select user", $e-&gt;getMessage(), $e-&gt;getCode(), array('exception' =&gt; $e));</text:span></text:p>
      <text:p text:style-name="P1"><text:span text:style-name="Source_20_Text">}</text:span></text:p>
      <text:p text:style-name="Preformatted_20_Text"><text:span text:style-name="Source_20_Text">try {</text:span></text:p>
      <text:p text:style-name="Preformatted_20_Text"><text:span text:style-name="Source_20_Text"><text:s text:c="4"/>$sth = $dbh-&gt;prepare("SELECT * FROM users WHERE username = :username AND password = :password");</text:span></text:p>
      <text:p text:style-name="Preformatted_20_Text"><text:span text:style-name="Source_20_Text"><text:s text:c="4"/>$sth-&gt;execute(array(</text:span></text:p>
      <text:p text:style-name="Preformatted_20_Text"><text:span text:style-name="Source_20_Text"><text:s text:c="8"/>'username' =&gt; $username,</text:span></text:p>
      <text:p text:style-name="Preformatted_20_Text"><text:span text:style-name="Source_20_Text"><text:s text:c="8"/>'password' =&gt; $password</text:span></text:p>
      <text:p text:style-name="Preformatted_20_Text"><text:span text:style-name="Source_20_Text"><text:s text:c="4"/>));</text:span></text:p>
      <text:p text:style-name="Preformatted_20_Text"><text:span text:style-name="Source_20_Text"><text:s text:c="4"/>$user = $sth-&gt;fetch(PDO::FETCH_ASSOC);</text:span></text:p>
      <text:p text:style-name="Preformatted_20_Text"><text:span text:style-name="Source_20_Text">} catch (PDOException $e) {</text:span></text:p>
      <text:p text:style-name="Preformatted_20_Text"><text:span text:style-name="Source_20_Text"><text:s text:c="4"/>log_error("Failed to select user", $e-&gt;getMessage(), $e-&gt;getCode(), array('exception' =&gt; $e));</text:span></text:p>
      <text:p text:style-name="P1"><text:span text:style-name="Source_20_Text">}</text:span></text:p>
      <text:p text:style-name="Text_20_body">Notice that in both of these he values are not surrounded in quotes like with the mysql extension. Adding quotes will result in a failed query.</text:p>
      <text:p text:style-name="Text_20_body">I recommend always using a prepared statement if your query involves any data that you would otherwise need to escape.</text:p>
      <text:h text:style-name="Heading_20_3" text:outline-level="3"><text:soft-page-break/>Executing a prepared statement multiple times</text:h>
      <text:p text:style-name="Text_20_body">Another big advantage to using a prepared statement is when you need to execute a query multiple times with different data, such as inserting multiple records.</text:p>
      <text:p text:style-name="Text_20_body">You can prepare the query and execute it multiple times.</text:p>
      <text:p text:style-name="Preformatted_20_Text"><text:span text:style-name="Source_20_Text">$users = array(</text:span></text:p>
      <text:p text:style-name="Preformatted_20_Text"><text:span text:style-name="Source_20_Text"><text:s text:c="2"/>array(</text:span></text:p>
      <text:p text:style-name="Preformatted_20_Text"><text:span text:style-name="Source_20_Text"><text:s text:c="4"/>'name' =&gt; 'Bob',</text:span></text:p>
      <text:p text:style-name="Preformatted_20_Text"><text:span text:style-name="Source_20_Text"><text:s text:c="4"/>'email' =&gt; 'bob@example.com'</text:span></text:p>
      <text:p text:style-name="Preformatted_20_Text"><text:span text:style-name="Source_20_Text"><text:s text:c="2"/>),array(</text:span></text:p>
      <text:p text:style-name="Preformatted_20_Text"><text:span text:style-name="Source_20_Text"><text:s text:c="4"/>'name' =&gt; 'Steve',</text:span></text:p>
      <text:p text:style-name="Preformatted_20_Text"><text:span text:style-name="Source_20_Text"><text:s text:c="4"/>'email' =&gt; 'steve@example.com'</text:span></text:p>
      <text:p text:style-name="Preformatted_20_Text"><text:span text:style-name="Source_20_Text"><text:s text:c="2"/>),array(</text:span></text:p>
      <text:p text:style-name="Preformatted_20_Text"><text:span text:style-name="Source_20_Text"><text:s text:c="4"/>'name' =&gt; 'Carl',</text:span></text:p>
      <text:p text:style-name="Preformatted_20_Text"><text:span text:style-name="Source_20_Text"><text:s text:c="4"/>'email' =&gt; 'carl@example.com'</text:span></text:p>
      <text:p text:style-name="Preformatted_20_Text"><text:span text:style-name="Source_20_Text"><text:s text:c="2"/>),array(</text:span></text:p>
      <text:p text:style-name="Preformatted_20_Text"><text:span text:style-name="Source_20_Text"><text:s text:c="4"/>'name' =&gt; 'John',</text:span></text:p>
      <text:p text:style-name="Preformatted_20_Text"><text:span text:style-name="Source_20_Text"><text:s text:c="4"/>'email' =&gt; 'john@example.com'</text:span></text:p>
      <text:p text:style-name="Preformatted_20_Text"><text:span text:style-name="Source_20_Text"><text:s text:c="2"/>),array(</text:span></text:p>
      <text:p text:style-name="Preformatted_20_Text"><text:span text:style-name="Source_20_Text"><text:s text:c="4"/>'name' =&gt; 'Ken',</text:span></text:p>
      <text:p text:style-name="Preformatted_20_Text"><text:span text:style-name="Source_20_Text"><text:s text:c="4"/>'email' =&gt; 'ken@example.com'</text:span></text:p>
      <text:p text:style-name="Preformatted_20_Text"><text:span text:style-name="Source_20_Text"><text:s text:c="2"/>)</text:span></text:p>
      <text:p text:style-name="Preformatted_20_Text"><text:span text:style-name="Source_20_Text">);</text:span></text:p>
      <text:p text:style-name="Preformatted_20_Text"><text:span text:style-name="Source_20_Text">$sth = $dbh-&gt;prepare("INSERT INTO users (name, email) VALUES (:name, :email)");</text:span></text:p>
      <text:p text:style-name="Preformatted_20_Text"><text:span text:style-name="Source_20_Text">foreach ($users as $user) {</text:span></text:p>
      <text:p text:style-name="Preformatted_20_Text"><text:span text:style-name="Source_20_Text"><text:s text:c="4"/>try {</text:span></text:p>
      <text:p text:style-name="Preformatted_20_Text"><text:span text:style-name="Source_20_Text"><text:s text:c="8"/>$sth-&gt;execute($user);</text:span></text:p>
      <text:p text:style-name="Preformatted_20_Text"><text:span text:style-name="Source_20_Text"><text:s text:c="4"/>} catch (PDOException $e) {</text:span></text:p>
      <text:p text:style-name="Preformatted_20_Text"><text:span text:style-name="Source_20_Text"><text:s text:c="8"/>log_error("Failed to insert user", $e-&gt;getMessage(), $e-&gt;getCode(), array('exception' =&gt; $e));</text:span></text:p>
      <text:p text:style-name="Preformatted_20_Text"><text:span text:style-name="Source_20_Text"><text:s text:c="4"/>}</text:span></text:p>
      <text:p text:style-name="P1"><text:span text:style-name="Source_20_Text">}</text:span></text:p>
      <text:p text:style-name="Text_20_body">Because the query is only parsed and compiled by the database once executing a prepared statement multiple times will be much faster than running the full query multiple times.</text:p>
      <text:h text:style-name="Heading_20_3" text:outline-level="3">Escaping identifiers</text:h>
      <text:p text:style-name="Text_20_body">One limitation to parameters in prepared statements is that they can only be used for values. You use parameters for things like table or column names.</text:p>
      <text:p text:style-name="Text_20_body">For example the following will not work.</text:p>
      <text:p text:style-name="Preformatted_20_Text"><text:span text:style-name="Source_20_Text">$column = $_POST['column'];</text:span></text:p>
      <text:p text:style-name="Preformatted_20_Text"><text:span text:style-name="Source_20_Text">$value = $_POST['search'];</text:span></text:p>
      <text:p text:style-name="Preformatted_20_Text"><text:span text:style-name="Source_20_Text">$sth = $dbh-&gt;prepare("SELECT * FROM users where :column = :value");</text:span></text:p>
      <text:p text:style-name="Preformatted_20_Text"><text:span text:style-name="Source_20_Text">$sth-&gt;bindValue(':column', $column);</text:span></text:p>
      <text:p text:style-name="Preformatted_20_Text"><text:span text:style-name="Source_20_Text">$sth-&gt;bindValue(':value', $value);</text:span></text:p>
      <text:p text:style-name="P1"><text:span text:style-name="Source_20_Text">$sth-&gt;execute();</text:span></text:p>
      <text:p text:style-name="Text_20_body">Since you should know what columns a table has the best way to do something like this is to check the column against a whitelist of accaptible data before passing to your query.</text:p>
      <text:p text:style-name="Preformatted_20_Text"><text:span text:style-name="Source_20_Text">$column = $_POST['column'];</text:span></text:p>
      <text:p text:style-name="Preformatted_20_Text"><text:span text:style-name="Source_20_Text">$value = $_POST['search'];</text:span></text:p>
      <text:p text:style-name="Preformatted_20_Text"/>
      <text:p text:style-name="Preformatted_20_Text"><text:span text:style-name="Source_20_Text">$allowed = array('name', 'email');</text:span></text:p>
      <text:p text:style-name="Preformatted_20_Text"><text:span text:style-name="Source_20_Text">if(!in_array($column, $allowed)){</text:span></text:p>
      <text:p text:style-name="Preformatted_20_Text"><text:span text:style-name="Source_20_Text"><text:s text:c="4"/>// throw an error and do not execute the query.</text:span></text:p>
      <text:p text:style-name="Preformatted_20_Text"><text:soft-page-break/><text:span text:style-name="Source_20_Text">} else {</text:span></text:p>
      <text:p text:style-name="Preformatted_20_Text"><text:span text:style-name="Source_20_Text"><text:s text:c="4"/>$sth = $dbh-&gt;prepare("SELECT * FROM users where $column = :value");</text:span></text:p>
      <text:p text:style-name="Preformatted_20_Text"><text:span text:style-name="Source_20_Text"><text:s text:c="4"/>$sth-&gt;bindValue(':value', $value);</text:span></text:p>
      <text:p text:style-name="Preformatted_20_Text"><text:span text:style-name="Source_20_Text"><text:s text:c="4"/>$sth-&gt;execute();</text:span></text:p>
      <text:p text:style-name="P1"><text:span text:style-name="Source_20_Text">}</text:span></text:p>
      <text:h text:style-name="Heading_20_2" text:outline-level="2">Transactions</text:h>
      <text:p text:style-name="Text_20_body">Transactions are another useful feature that isn't available with the mysql extension.</text:p>
      <text:p text:style-name="Text_20_body">Lets say you have a user table that stores the user's login credentials and you have a user_profile that stores extra profile data for that user with a foreign key to the user table.</text:p>
      <table:table table:name="Tabela1" table:style-name="Tabela1">
        <table:table-column table:style-name="Tabela1.A"/>
        <table:table-column table:style-name="Tabela1.B"/>
        <table:table-header-rows>
          <table:table-row table:style-name="TableLine94577974879104">
            <table:table-cell table:style-name="Tabela1.A1" office:value-type="string">
              <text:p text:style-name="Table_20_Heading">user</text:p>
            </table:table-cell>
            <table:table-cell table:style-name="Tabela1.A1" office:value-type="string">
              <text:p text:style-name="Table_20_Heading">user_profile</text:p>
            </table:table-cell>
          </table:table-row>
        </table:table-header-rows>
        <table:table-row table:style-name="TableLine94577974879104">
          <table:table-cell table:style-name="Tabela1.A1" office:value-type="string">
            <text:p text:style-name="Table_20_Contents">user_id</text:p>
          </table:table-cell>
          <table:table-cell table:style-name="Tabela1.A1" office:value-type="string">
            <text:p text:style-name="Table_20_Contents">profile_id</text:p>
          </table:table-cell>
        </table:table-row>
        <table:table-row table:style-name="TableLine94577974879104">
          <table:table-cell table:style-name="Tabela1.A1" office:value-type="string">
            <text:p text:style-name="Table_20_Contents">name</text:p>
          </table:table-cell>
          <table:table-cell table:style-name="Tabela1.A1" office:value-type="string">
            <text:p text:style-name="Table_20_Contents">user_id</text:p>
          </table:table-cell>
        </table:table-row>
        <table:table-row table:style-name="TableLine94577974879104">
          <table:table-cell table:style-name="Tabela1.A1" office:value-type="string">
            <text:p text:style-name="Table_20_Contents">email</text:p>
          </table:table-cell>
          <table:table-cell table:style-name="Tabela1.A1" office:value-type="string">
            <text:p text:style-name="Table_20_Contents">bio</text:p>
          </table:table-cell>
        </table:table-row>
        <table:table-row table:style-name="TableLine94577974879104">
          <table:table-cell table:style-name="Tabela1.A1" office:value-type="string">
            <text:p text:style-name="Table_20_Contents">password</text:p>
          </table:table-cell>
          <table:table-cell table:style-name="Tabela1.A1" office:value-type="string">
            <text:p text:style-name="Table_20_Contents">interests</text:p>
          </table:table-cell>
        </table:table-row>
      </table:table>
      <text:p text:style-name="Text_20_body">When you add a new user you also want to add the user's profile and then send a welcome email to the user.</text:p>
      <text:h text:style-name="Heading_20_3" text:outline-level="3">What happens if a query fails?</text:h>
      <text:p text:style-name="Text_20_body">If the insert into the user table fails you can throw an error and not try to insert the profile.</text:p>
      <text:p text:style-name="Text_20_body">But what happens if the insert into the user_profile table fails? It could break your application to have a user without a profile. Do you try to delete the newly inserted user if the second query fails?</text:p>
      <text:p text:style-name="Text_20_body">What happens if the welcome email fails? What if this email is vital to the application and that if it fails you may as well have never created the account? Do you delete both records if it fails?</text:p>
      <text:p text:style-name="Text_20_body">This is a already messy and could get worse with more tables or other steps.</text:p>
      <text:p text:style-name="Text_20_body">Fortunately transactions can help with this.</text:p>
      <text:p text:style-name="Text_20_body">In this example assume the MailSender class throws an exception if the email fails to be sent.</text:p>
      <text:p text:style-name="Preformatted_20_Text"><text:span text:style-name="Source_20_Text">$dbh-&gt;setAttribute(PDO::ATTR_ERRMODE, PDO::ERRMODE_EXCEPTION);</text:span></text:p>
      <text:p text:style-name="Preformatted_20_Text"><text:span text:style-name="Source_20_Text">$dbh-&gt;beginTransaction();</text:span></text:p>
      <text:p text:style-name="Preformatted_20_Text"><text:span text:style-name="Source_20_Text">try {</text:span></text:p>
      <text:p text:style-name="Preformatted_20_Text"><text:span text:style-name="Source_20_Text"><text:s text:c="4"/>$sth = $dbh-&gt;prepare("INSERT INTO user (name, email, password) VALUES (?, ?, ?)");</text:span></text:p>
      <text:p text:style-name="Preformatted_20_Text"><text:span text:style-name="Source_20_Text"><text:s text:c="4"/>$sth-&gt;execute(array($name, $email, $password));</text:span></text:p>
      <text:p text:style-name="Preformatted_20_Text"><text:span text:style-name="Source_20_Text"><text:s text:c="4"/>$user_id = $dbh-&gt;lastInsertId();</text:span></text:p>
      <text:p text:style-name="Preformatted_20_Text"><text:span text:style-name="Source_20_Text"><text:s text:c="4"/>$sth-&gt;prepare("INSERT INTO user_profile (user_id, bio, interests) VALUES (?, ?, ?)");</text:span></text:p>
      <text:p text:style-name="Preformatted_20_Text"><text:span text:style-name="Source_20_Text"><text:s text:c="4"/>$sth-&gt;execute(array($user_id, $bio, $interests));</text:span></text:p>
      <text:p text:style-name="Preformatted_20_Text"><text:span text:style-name="Source_20_Text"><text:s text:c="4"/>$mailer = new MailSender();</text:span></text:p>
      <text:p text:style-name="Preformatted_20_Text"><text:span text:style-name="Source_20_Text"><text:s text:c="4"/>$mailer-&gt;sendWelcomeEmail($name, $email);</text:span></text:p>
      <text:p text:style-name="Preformatted_20_Text"><text:span text:style-name="Source_20_Text"><text:s text:c="4"/>$dbh-&gt;commit();</text:span></text:p>
      <text:p text:style-name="Preformatted_20_Text"><text:span text:style-name="Source_20_Text">} catch (Exception $e) {</text:span></text:p>
      <text:p text:style-name="Preformatted_20_Text"><text:span text:style-name="Source_20_Text"><text:s text:c="4"/>$dbh-&gt;rollBack();</text:span></text:p>
      <text:p text:style-name="Preformatted_20_Text"><text:span text:style-name="Source_20_Text"><text:s text:c="4"/>// handle the error</text:span></text:p>
      <text:p text:style-name="P1"><text:span text:style-name="Source_20_Text">}</text:span></text:p>
      <text:p text:style-name="Text_20_body">If any of the queries fail or the mail sender fails to send the mail the executed queries will be rolled back.</text:p>
      <text:h text:style-name="Heading_20_2" text:outline-level="2"><text:soft-page-break/>Conclusion</text:h>
      <text:p text:style-name="Text_20_body">I've only scratched the surface of what PDO can do beyond the basic mysql extension.</text:p>
      <text:p text:style-name="Text_20_body">Once you've used it a while and get used to the syntax you'll wonder how you ever lived without it.</text:p>
      <text:p text:style-name="Standard"><text:a xlink:type="simple" xlink:href="https://www.thedevfiles.com/2014/08/moving-from-mysql-query-to-pdo" text:style-name="Internet_20_link" text:visited-style-name="Visited_20_Internet_20_Link">https://www.thedevfiles.com/2014/08/moving-from-mysql-query-to-pdo</text:a></text:p>
      <text:p text:style-name="Standard"/>
      <text:p text:style-name="Standard"/>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7T10:45:23.505781340</meta:creation-date>
    <dc:date>2021-11-07T11:49:21.667958561</dc:date>
    <meta:editing-duration>PT1H3M59S</meta:editing-duration>
    <meta:editing-cycles>2</meta:editing-cycles>
    <meta:generator>LibreOffice/6.4.7.2$Linux_X86_64 LibreOffice_project/40$Build-2</meta:generator>
    <meta:document-statistic meta:table-count="1" meta:image-count="0" meta:object-count="0" meta:page-count="11" meta:paragraph-count="303" meta:word-count="2794" meta:character-count="18235" meta:non-whitespace-character-count="15390"/>
  </office:meta>
</office:document-meta>
</file>